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5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e_generator_captures_0x88</text:p>
      <text:p text:style-name="P1">move_generator_quiet_0x88</text:p>
      <text:p text:style-name="Standard"/>
      <text:p text:style-name="P3">Устройство реализатора <text:s/>ходов.</text:p>
      <text:p text:style-name="Standard"/>
      <text:p text:style-name="P2">Шахматная программа написана на языке <text:span text:style-name="T1">java script</text:span></text:p>
      <text:p text:style-name="P5"/>
      <text:p text:style-name="P5">Реализатор ходов.</text:p>
      <text:p text:style-name="P4">Каждый тип хода обрабатывается отдельно.</text:p>
      <text:p text:style-name="P4"/>
      <text:p text:style-name="P4">В <text:s/>реализаторе ходов так же меняется кеш-ключ позиции. Это достаточно сложная тема которую, возможно, опишу отдельно. Если коротко то каждой позиции присваивается уникальное 64 битное число и по нему можно понять что это позиция которую мы уже смотрели. Что бы каждый раз не генерировать число по позиции мы просто меняем ее вместе <text:s/>с ходом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48M29S</meta:editing-duration>
    <meta:editing-cycles>216</meta:editing-cycles>
    <meta:generator>OpenOffice/4.1.16$Win32 OpenOffice.org_project/4116m3$Build-9816</meta:generator>
    <dc:date>2026-03-28T09:38:08.18</dc:date>
    <meta:document-statistic meta:table-count="0" meta:image-count="0" meta:object-count="0" meta:page-count="1" meta:paragraph-count="7" meta:word-count="73" meta:character-count="529"/>
    <meta:user-defined meta:name="Info 1"/>
    <meta:user-defined meta:name="Info 2"/>
    <meta:user-defined meta:name="Info 3"/>
    <meta:user-defined meta:name="Info 4"/>
  </office:meta>
</office:document-meta>
</file>